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46.16mm" svg:y="4466.88mm">
            <draw:object draw:notify-on-update-of-ranges="Feuille1.B2:Feuille1.B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20:30:13.9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39:19.848000000</meta:creation-date>
    <dc:date>2019-10-26T20:50:42.987000000</dc:date>
    <meta:editing-duration>PT15M23S</meta:editing-duration>
    <meta:editing-cycles>4</meta:editing-cycles>
    <meta:generator>LibreOffice/6.0.3.2$Windows_X86_64 LibreOffice_project/8f48d515416608e3a835360314dac7e47fd0b821</meta:generator>
    <meta:document-statistic meta:table-count="1" meta:cell-count="2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1.B2:Feuille1.B1001" svg:x="1.331cm" svg:y="0.18cm" svg:width="11.417cm" svg:height="7.659cm">
          <chartooo:coordinate-region svg:x="1.952cm" svg:y="0.18cm" svg:width="10.796cm" svg:height="6.536cm"/>
          <chart:axis chart:dimension="x" chart:name="primary-x" chart:style-name="ch4">
            <chart:title svg:x="5.699cm" svg:y="8.019cm" chart:style-name="ch5">
              <text:p>Number of games</text:p>
            </chart:title>
          </chart:axis>
          <chart:axis chart:dimension="y" chart:name="primary-y" chart:style-name="ch4">
            <chart:title svg:x="0.451cm" svg:y="5.349cm" chart:style-name="ch6">
              <text:p>Difference 6.0-5.0</text:p>
            </chart:title>
            <chart:grid chart:style-name="ch7" chart:class="major"/>
          </chart:axis>
          <chart:series chart:style-name="ch8" chart:values-cell-range-address="Feuille1.B2:Feuille1.B100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B2:Feuille1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